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4.911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7.99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Introduir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regs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usrs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modific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odifica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geo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geo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geo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expsearch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title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rdnot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0 Corporación OSSO - Colombia</text:p>
          </table:table-cell>
          <table:table-cell office:value-type="string">
            <text:p>(c) 1998-2102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inser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ackdb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Rang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deg</text:p>
          </table:table-cell>
          <table:table-cell office:value-type="string">
            <text:p>Fecha</text:p>
          </table:table-cell>
          <table:table-cell office:value-type="string">
            <text:p>Tipo de evento</text:p>
          </table:table-cell>
          <table:table-cell office:value-type="string">
            <text:p>Geografía</text:p>
          </table:table-cell>
          <table:table-cell office:value-type="string">
            <text:p>Tipo de evento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dge</text:p>
          </table:table-cell>
          <table:table-cell office:value-type="string">
            <text:p>Fecha</text:p>
          </table:table-cell>
          <table:table-cell office:value-type="string">
            <text:p>Geografia</text:p>
          </table:table-cell>
          <table:table-cell office:value-type="string">
            <text:p>Tipo de evento</text:p>
          </table:table-cell>
          <table:table-cell office:value-type="string">
            <text:p>Geografia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ged</text:p>
          </table:table-cell>
          <table:table-cell office:value-type="string">
            <text:p>Geografia</text:p>
          </table:table-cell>
          <table:table-cell office:value-type="string">
            <text:p>Tipo de evento</text:p>
          </table:table-cell>
          <table:table-cell office:value-type="string">
            <text:p>Fecha</text:p>
          </table:table-cell>
          <table:table-cell office:value-type="string">
            <text:p>Tipo de evento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dg</text:p>
          </table:table-cell>
          <table:table-cell office:value-type="string">
            <text:p>Tipo de evento</text:p>
          </table:table-cell>
          <table:table-cell office:value-type="string">
            <text:p>Fecha</text:p>
          </table:table-cell>
          <table:table-cell office:value-type="string">
            <text:p>Geografía</text:p>
          </table:table-cell>
          <table:table-cell office:value-type="string">
            <text:p>Fecha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creation</text:p>
          </table:table-cell>
          <table:table-cell office:value-type="string">
            <text:p>Fecha de creación Fichas</text:p>
          </table:table-cell>
          <table:table-cell office:value-type="string">
            <text:p>Creation date data card</text:p>
          </table:table-cell>
          <table:table-cell office:value-type="string">
            <text:p>Data criação Formulários</text:p>
          </table:table-cell>
          <table:table-cell office:value-type="string">
            <text:p>Date de création de Cartes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lastupd</text:p>
          </table:table-cell>
          <table:table-cell office:value-type="string">
            <text:p>Ultima actualización Fichas</text:p>
          </table:table-cell>
          <table:table-cell office:value-type="string">
            <text:p>Last update data card</text:p>
          </table:table-cell>
          <table:table-cell office:value-type="string">
            <text:p>Última atualização Formulários</text:p>
          </table:table-cell>
          <table:table-cell office:value-type="string">
            <text:p>Dernière mise à jour des Cartes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© 1998 – 2009 Corporación OSSO</text:p>
          </table:table-cell>
          <table:table-cell office:value-type="string">
            <text:p>\nCali – Colombia \n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Title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/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Country</text:p>
          </table:table-cell>
          <table:table-cell office:value-type="string">
            <text:p>Código país</text:p>
          </table:table-cell>
          <table:table-cell office:value-type="string">
            <text:p>Country code</text:p>
          </table:table-cell>
          <table:table-cell office:value-type="string">
            <text:p>Código do país</text:p>
          </table:table-cell>
          <table:table-cell office:value-type="string">
            <text:p>Code du pay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Status</text:p>
          </table:table-cell>
          <table:table-cell office:value-type="string">
            <text:p>Estado</text:p>
          </table:table-cell>
          <table:table-cell table:number-columns-repeated="2" office:value-type="string">
            <text:p>Status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ublic</text:p>
          </table:table-cell>
          <table:table-cell office:value-type="string">
            <text:p>PUBLICA</text:p>
          </table:table-cell>
          <table:table-cell office:value-type="string">
            <text:p>PUBLIC</text:p>
          </table:table-cell>
          <table:table-cell office:value-type="string">
            <text:p>PUBLICO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rivate</text:p>
          </table:table-cell>
          <table:table-cell office:value-type="string">
            <text:p>PRIVADA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8</text:p>
          </table:table-cell>
          <table:table-cell office:value-type="string">
            <text:p>Introduction to DesInventar8</text:p>
          </table:table-cell>
          <table:table-cell office:value-type="string">
            <text:p>Introdução a DesInventar8</text:p>
          </table:table-cell>
          <table:table-cell office:value-type="string">
            <text:p>Introduction à Désinventer8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8">02/08/2010</text:date>, <text:time>18:1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dc:date>2010-02-08T18:10:00</dc:date>
    <meta:editing-cycles>1</meta:editing-cycles>
    <meta:editing-duration>PT4M15S</meta:editing-duration>
    <meta:user-defined meta:name="Info 1"/>
    <meta:user-defined meta:name="Info 2"/>
    <meta:user-defined meta:name="Info 3"/>
    <meta:user-defined meta:name="Info 4"/>
    <meta:document-statistic meta:table-count="1" meta:cell-count="2705"/>
  </office:meta>
</office:document-meta>
</file>